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0000003022F41F0DACA1209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2.986cm" draw:z-index="0"><draw:image xlink:href="Pictures/10000201000003F0000003022F41F0DACA1209EA.png" xlink:type="simple" xlink:show="embed" xlink:actuate="onLoad" loext:mime-type="image/png"/></draw:frame></text:p>
      <text:p text:style-name="Standard">git config --global http.proxy 192.168.2.1:31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44:32.459234251</meta:creation-date>
    <dc:date>2018-10-16T15:47:12.346010947</dc:date>
    <meta:editing-duration>PT40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1" meta:paragraph-count="1" meta:word-count="6" meta:character-count="47" meta:non-whitespace-character-count="43"/>
  </office:meta>
</office:document-meta>
</file>